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 title, with 16pixel font</text:h>
      <text:h text:style-name="Heading_20_1" text:outline-level="1">This is the first section</text:h>
      <text:p text:style-name="Standard">A paragraph in the first section.</text:p>
      <text:h text:style-name="Heading_20_2" text:outline-level="2">This is the first sub-section</text:h>
      <text:p text:style-name="Standard">This is a paragraph in the first subsection.</text:p>
      <text:h text:style-name="Heading_20_2" text:outline-level="2">This is the another sub-section</text:h>
      <text:p text:style-name="Standard">This is a paragraph in the second subsection.</text:p>
      <text:h text:style-name="Heading_20_1" text:outline-level="1">This is the second section</text:h>
      <text:p text:style-name="Standard">A paragraph in the second section.</text:p>
      <text:p text:style-name="Standard">This is another paragraph.</text:p>
      <text:p text:style-name="Standard">This is a paragraph with a <text:span text:style-name="T1">bold</text:span> word.</text:p>
      <text:p text:style-name="Standard">This is a paragraph with a <text:span text:style-name="T2">italic</text:span> wor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lvain Guérin</meta:initial-creator>
    <meta:creation-date>2015-10-01T12:37:12</meta:creation-date>
    <dc:date>2015-10-01T12:45:05</dc:date>
    <dc:creator>Sylvain Guérin</dc:creator>
    <meta:editing-duration>PT00H07M55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12" meta:word-count="73" meta:character-count="402"/>
  </office:meta>
</office:document-meta>
</file>